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</style:style>
    <style:style style:name="P4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-0.801cm" fo:margin-right="-0.7cm" fo:text-indent="-0.101cm" style:auto-text-indent="false" style:page-number="auto" fo:background-color="transparent">
        <style:tab-stops>
          <style:tab-stop style:position="18.588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194ac" officeooo:paragraph-rsid="001194ac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26a61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350f2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35936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0.801cm" fo:margin-right="-0.7cm" fo:text-indent="-0.101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26a61" officeooo:paragraph-rsid="00152d60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350f2" officeooo:paragraph-rsid="001350f2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97f5f" officeooo:paragraph-rsid="00197f5f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bold" officeooo:rsid="001a2982" officeooo:paragraph-rsid="001a2982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194ac" officeooo:paragraph-rsid="001194a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26a61" officeooo:paragraph-rsid="00126a61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350f2" officeooo:paragraph-rsid="001350f2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-0.901cm" fo:margin-right="-0.7cm" fo:text-indent="0cm" style:auto-text-indent="false" fo:background-color="transparent">
        <style:tab-stops>
          <style:tab-stop style:position="18.588cm"/>
        </style:tab-stops>
      </style:paragraph-properties>
      <style:text-properties fo:font-weight="normal" officeooo:rsid="001a2982" officeooo:paragraph-rsid="001a2982" style:font-weight-asian="normal" style:font-weight-complex="normal"/>
    </style:style>
    <style:style style:name="T1" style:family="text">
      <style:text-properties officeooo:rsid="0010f02f"/>
    </style:style>
    <style:style style:name="T2" style:family="text">
      <style:text-properties officeooo:rsid="001194a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50f2" style:font-weight-asian="normal" style:font-weight-complex="normal"/>
    </style:style>
    <style:style style:name="T5" style:family="text">
      <style:text-properties officeooo:rsid="001350f2"/>
    </style:style>
    <style:style style:name="T6" style:family="text">
      <style:text-properties officeooo:rsid="00135936"/>
    </style:style>
    <style:style style:name="T7" style:family="text">
      <style:text-properties officeooo:rsid="0013c365"/>
    </style:style>
    <style:style style:name="T8" style:family="text">
      <style:text-properties officeooo:rsid="00162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 <text:span text:style-name="T1">create database:</text:span></text:p>
      <text:p text:style-name="P1"/>
      <text:p text:style-name="P1">CREATE DATABASE ecommerce;</text:p>
      <text:p text:style-name="P1"/>
      <text:p text:style-name="P1"/>
      <text:p text:style-name="P4">//Create tables for the following e<text:span text:style-name="T1">titi</text:span>es:</text:p>
      <text:p text:style-name="P4">//Customers: Store basic customer details like customer_id, name, email, and created_at.</text:p>
      <text:p text:style-name="P1"/>
      <text:p text:style-name="P1">CREATE TABLE Customers(</text:p>
      <text:p text:style-name="P1"><text:tab/>customer_id INT NOT NULL,</text:p>
      <text:p text:style-name="P1"><text:tab/>NAME VARCHAR(255),</text:p>
      <text:p text:style-name="P1"><text:tab/>email VARCHAR(255),</text:p>
      <text:p text:style-name="P1"><text:tab/>created_at DATETIME DEFAULT CURRENT_TIMESTAMP</text:p>
      <text:p text:style-name="P1">);</text:p>
      <text:p text:style-name="P1"/>
      <text:p text:style-name="P1"/>
      <text:p text:style-name="P4">// <text:span text:style-name="T1">Insert data into Customers table</text:span></text:p>
      <text:p text:style-name="P4"/>
      <text:p text:style-name="P1">insert into Customers(customer_id, NAME, email) values(1, 'John', <text:a xlink:type="simple" xlink:href="mailto:'john@gmail.com" text:style-name="Internet_20_link" text:visited-style-name="Visited_20_Internet_20_Link">'john@gmail.com</text:a>');</text:p>
      <text:p text:style-name="P1"/>
      <text:p text:style-name="P1"/>
      <text:p text:style-name="P1"/>
      <text:p text:style-name="P4"><text:span text:style-name="T1">​// </text:span>Products: Store product details like product_id, name, price, and stock_quan<text:span text:style-name="T1">yi</text:span>ty.</text:p>
      <text:p text:style-name="P3"/>
      <text:p text:style-name="P1">CREATE TABLE Products (</text:p>
      <text:p text:style-name="P1"><text:tab/>product_id INT NOT NULL,</text:p>
      <text:p text:style-name="P1"><text:tab/>NAME VARCHAR(255),</text:p>
      <text:p text:style-name="P1"><text:tab/>price INT NOT NULL,</text:p>
      <text:p text:style-name="P1"><text:tab/>stock_quantity INT NOT NULL</text:p>
      <text:p text:style-name="P1">);</text:p>
      <text:p text:style-name="P1"/>
      <text:p text:style-name="P1"/>
      <text:p text:style-name="P1"/>
      <text:p text:style-name="P4">//<text:span text:style-name="T1">Insert data into Products table</text:span></text:p>
      <text:p text:style-name="P1"/>
      <text:p text:style-name="P1">INSERT INTO Products(product_id, NAME, price, stock_quantity)</text:p>
      <text:p text:style-name="P1">VALUES</text:p>
      <text:p text:style-name="P1">(1, 'T-shirt', 300, 50);</text:p>
      <text:p text:style-name="P1"/>
      <text:p text:style-name="P1"/>
      <text:p text:style-name="P1"/>
      <text:p text:style-name="P4">//Categories: Store category details like category_id and name.</text:p>
      <text:p text:style-name="P1"/>
      <text:p text:style-name="P1">CREATE TABLE Categories (</text:p>
      <text:p text:style-name="P1"><text:tab/>category_id INT NOT NULL,</text:p>
      <text:p text:style-name="P1"><text:tab/>NAME VARCHAR(255)</text:p>
      <text:p text:style-name="P1">)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// Insert Data into Categories table</text:p>
      <text:p text:style-name="P6"/>
      <text:p text:style-name="P14">INSERT INTO Categories(category_id, NAME)</text:p>
      <text:p text:style-name="P14">VALUES</text:p>
      <text:p text:style-name="P14">(1, 'Clothes');</text:p>
      <text:p text:style-name="P6"/>
      <text:p text:style-name="P6"/>
      <text:p text:style-name="P6"/>
      <text:p text:style-name="P7">// Make customer_id column primary key in customers table</text:p>
      <text:p text:style-name="P7"/>
      <text:p text:style-name="P15">ALTER TABLE Customers</text:p>
      <text:p text:style-name="P15">ADD PRIMARY KEY (customer_id);</text:p>
      <text:p text:style-name="P15"/>
      <text:p text:style-name="P8"/>
      <text:p text:style-name="P8">// Make product_id column primary key in customers table</text:p>
      <text:p text:style-name="P15"/>
      <text:p text:style-name="P15">ALTER TABLE Products</text:p>
      <text:p text:style-name="P15">ADD PRIMARY KEY (product_id);</text:p>
      <text:p text:style-name="P15"/>
      <text:p text:style-name="P15"/>
      <text:p text:style-name="P8">// Make category_id column primary key in customers table</text:p>
      <text:p text:style-name="P8"/>
      <text:p text:style-name="P15">ALTER TABLE Categories</text:p>
      <text:p text:style-name="P15">ADD PRIMARY KEY (category_id);</text:p>
      <text:p text:style-name="P15"/>
      <text:p text:style-name="P15"/>
      <text:p text:style-name="P8">// Make order_id column primary key in customers table</text:p>
      <text:p text:style-name="P15">ALTER TABLE Orders</text:p>
      <text:p text:style-name="P15">ADD PRIMARY KEY (order_id);</text:p>
      <text:p text:style-name="P15"/>
      <text:p text:style-name="P15"/>
      <text:p text:style-name="P15"/>
      <text:p text:style-name="P15"/>
      <text:p text:style-name="P7">// Orders: Store order details like order_id, customer_id (foreign key), order_date, and status<text:span text:style-name="T3"> </text:span></text:p>
      <text:p text:style-name="P7"/>
      <text:p text:style-name="P15">CREATE TABLE Orders (</text:p>
      <text:p text:style-name="P15">order_id INT NOT NULL,</text:p>
      <text:p text:style-name="P15">customer_id INT NOT NULL,</text:p>
      <text:p text:style-name="P15">FOREIGN KEY (customer_id) REFERENCES Customers(customer_id),</text:p>
      <text:p text:style-name="P15">order_date DATE,</text:p>
      <text:p text:style-name="P15">STATUS VARCHAR(255)</text:p>
      <text:p text:style-name="P15">);</text:p>
      <text:p text:style-name="P15"/>
      <text:p text:style-name="P15"/>
      <text:p text:style-name="P11">// <text:span text:style-name="T3"><text:s/></text:span><text:span text:style-name="T2">Insert Data into </text:span>Orders Table</text:p>
      <text:p text:style-name="P11"/>
      <text:p text:style-name="P16">INSERT INTO Orders(order_id, customer_id, order_date, STATUS)</text:p>
      <text:p text:style-name="P16">VALUES</text:p>
      <text:p text:style-name="P16">(1, 1, '2025-01-01', 'Pending');</text:p>
      <text:p text:style-name="P15"/>
      <text:p text:style-name="P15"/>
      <text:p text:style-name="P15"><text:soft-page-break/></text:p>
      <text:p text:style-name="P15"/>
      <text:p text:style-name="P7">// Order_Items: Store details about the products in each order, including order_id, product_id, quan@ty, and total_price.</text:p>
      <text:p text:style-name="P15"/>
      <text:p text:style-name="P15">CREATE TABLE Order_Items (</text:p>
      <text:p text:style-name="P15">order_id INT NOT NULL,</text:p>
      <text:p text:style-name="P15">product_id INT NOT NULL,</text:p>
      <text:p text:style-name="P15">quantity INT NOT NULL,</text:p>
      <text:p text:style-name="P15">total_price INT NOT NULL,</text:p>
      <text:p text:style-name="P15">PRIMARY KEY (order_id)</text:p>
      <text:p text:style-name="P15">);</text:p>
      <text:p text:style-name="P15"/>
      <text:p text:style-name="P15"/>
      <text:p text:style-name="P15"/>
      <text:p text:style-name="P9">// <text:span text:style-name="T4"><text:s/></text:span><text:span text:style-name="T2">Insert Data into Order_Items</text:span><text:span text:style-name="T5"> Table</text:span></text:p>
      <text:p text:style-name="P15">INSERT INTO Order_Items VALUES (1, 1, 1, 300);</text:p>
      <text:p text:style-name="P15"/>
      <text:p text:style-name="P15"/>
      <text:p text:style-name="P7">// Product_Categories: A bridge table for the many-to-many rela<text:span text:style-name="T6">ti</text:span>onship between products and categories, with product_id and category_id.</text:p>
      <text:p text:style-name="P7"/>
      <text:p text:style-name="P15">CREATE TABLE Product_Categories (</text:p>
      <text:p text:style-name="P15">product_id INT NOT NULL,</text:p>
      <text:p text:style-name="P15">category_id INT NOT NULL,</text:p>
      <text:p text:style-name="P15">PRIMARY KEY (product_id, category_id),</text:p>
      <text:p text:style-name="P15">FOREIGN KEY (product_id) REFERENCES Products(product_id),</text:p>
      <text:p text:style-name="P15">FOREIGN KEY (category_id) REFERENCES Categories(category_id)</text:p>
      <text:p text:style-name="P15">);</text:p>
      <text:p text:style-name="P15"/>
      <text:p text:style-name="P15"/>
      <text:p text:style-name="P15"/>
      <text:p text:style-name="P7">// <text:span text:style-name="T7">Insert into Product_Categories Table</text:span></text:p>
      <text:p text:style-name="P15">INSERT INTO Product_Categories VALUES (1, 1);</text:p>
      <text:p text:style-name="P15"/>
      <text:p text:style-name="P7"/>
      <text:p text:style-name="P7"/>
      <text:p text:style-name="P10">//<text:span text:style-name="T1">Insert data into Products table</text:span></text:p>
      <text:p text:style-name="P10"/>
      <text:p text:style-name="P15">INSERT INTO Products(product_id, NAME, price, stock_quantity)</text:p>
      <text:p text:style-name="P15">VALUES</text:p>
      <text:p text:style-name="P15">(2, 'Mobile', 30000, 15);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PART – 2</text:p>
      <text:p text:style-name="P12"/>
      <text:p text:style-name="P15">SELECT Customers.customer_id, Customers.name, Customers.email, </text:p>
      <text:p text:style-name="P15">Orders.order_date, Orders.status, </text:p>
      <text:p text:style-name="P15">Products.name AS product_name, Products.price,</text:p>
      <text:p text:style-name="P15">Order_Items.quantity, Order_Items.total_price</text:p>
      <text:p text:style-name="P15"/>
      <text:p text:style-name="P15">FROM Customers</text:p>
      <text:p text:style-name="P15">JOIN Orders ON Customers.customer_id = Orders.customer_id</text:p>
      <text:p text:style-name="P15">JOIN Order_Items ON Order_Items.order_id = Orders.order_id</text:p>
      <text:p text:style-name="P15">JOIN Products ON Products.product_id = Order_Items.product_id</text:p>
      <text:p text:style-name="P15"/>
      <text:p text:style-name="P15"/>
      <text:p text:style-name="P15"/>
      <text:p text:style-name="P15">SELECT Categories.name</text:p>
      <text:p text:style-name="P15">FROM Categories</text:p>
      <text:p text:style-name="P15">JOIN Product_Categories ON Categories.category_id = Product_Categories.category_id</text:p>
      <text:p text:style-name="P15">JOIN Products ON Product_Categories.product_id = Products.product_id</text:p>
      <text:p text:style-name="P15">WHERE Products.product_id = 2;</text:p>
      <text:p text:style-name="P15"/>
      <text:p text:style-name="P15"/>
      <text:p text:style-name="P13">PART – 3</text:p>
      <text:p text:style-name="P13"/>
      <text:p text:style-name="P13">1. List all customers who placed at least one order in the last 30 days.</text:p>
      <text:p text:style-name="P13"/>
      <text:p text:style-name="P17">SELECT <text:s/>Customers.name FROM Customers</text:p>
      <text:p text:style-name="P17">JOIN Orders ON Customers.customer_id = Orders.customer_id WHERE order_date &gt;= DATE(NOW()) - INTERVAL 30 DAY </text:p>
      <text:p text:style-name="P17">GROUP BY Customers.name</text:p>
      <text:p text:style-name="P17"/>
      <text:p text:style-name="P13">2. Retrieve all products under a speciﬁc category (e.g., "Electronics").</text:p>
      <text:p text:style-name="P15"/>
      <text:p text:style-name="P15">SELECT Products.name, Products.price,</text:p>
      <text:p text:style-name="P15">Product_Categories.category_id,</text:p>
      <text:p text:style-name="P15">Categories.category_id</text:p>
      <text:p text:style-name="P15"/>
      <text:p text:style-name="P15">FROM Products</text:p>
      <text:p text:style-name="P15"/>
      <text:p text:style-name="P15">JOIN Product_Categories ON Product_Categories.product_id = Products.product_id</text:p>
      <text:p text:style-name="P15">JOIN Categories ON Categories.category_id = Product_Categories.category_id</text:p>
      <text:p text:style-name="P15">WHERE Categories.name = 'Electronics, Mobile'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2:39:13.479635782</meta:creation-date>
    <dc:date>2025-01-01T18:30:23.816800392</dc:date>
    <meta:editing-duration>PT7M5S</meta:editing-duration>
    <meta:editing-cycles>1</meta:editing-cycles>
    <meta:document-statistic meta:table-count="0" meta:image-count="0" meta:object-count="0" meta:page-count="4" meta:paragraph-count="107" meta:word-count="498" meta:character-count="3958" meta:non-whitespace-character-count="3547"/>
    <meta:generator>LibreOffice/7.3.7.2$Linux_X86_64 LibreOffice_project/30$Build-2</meta:generator>
  </office:meta>
</office:document-meta>
</file>